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0F493AC31A9F31ED7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399cm, 0cm)" draw:image-opacity="100%" style:mirror="none"/>
    </style:style>
    <style:style style:name="gr2" style:family="graphic" style:parent-style-name="objectwithoutfill">
      <style:graphic-properties svg:stroke-color="#cc0000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116cm" svg:height="2.141cm" svg:x="10.4cm" svg:y="0.258cm">
          <draw:image xlink:href="Pictures/1000020100000320000000F493AC31A9F31ED7EB.png" xlink:type="simple" xlink:show="embed" xlink:actuate="onLoad">
            <text:p/>
          </draw:image>
        </draw:frame>
        <draw:path draw:style-name="gr2" draw:text-style-name="P1" draw:layer="layout" svg:width="18.301cm" svg:height="1.786cm" draw:transform="skewX (0.836361777555683) rotate (-0.275587488889905) translate (2.38848685213907cm -1.18045508872035cm)" svg:viewBox="0 0 18302 1787" svg:d="M0 1786l6559 1c6558 1 11743-1787 11743-1787">
          <text:p/>
        </draw:path>
        <draw:path draw:style-name="gr2" draw:text-style-name="P1" draw:layer="layout" svg:width="18.407cm" svg:height="2.172cm" draw:transform="skewX (0.676489618073002) rotate (-0.270351501133922) translate (2.26019823929722cm -1.32680609749927cm)" svg:viewBox="0 0 18408 2173" svg:d="M0 2172l6596 1c6596 1 11812-2173 11812-21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0:41:25.199000000</meta:creation-date>
    <dc:date>2017-03-01T16:10:28.616000000</dc:date>
    <meta:editing-duration>PT31M41S</meta:editing-duration>
    <meta:editing-cycles>4</meta:editing-cycles>
    <meta:generator>LibreOffice/5.2.5.1$Windows_x86 LibreOffice_project/0312e1a284a7d50ca85a365c316c7abbf20a4d22</meta:generator>
    <meta:document-statistic meta:object-count="3"/>
  </office:meta>
</office:document-meta>
</file>